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410000012F6EDE3061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2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4.4cm" svg:x="0.249cm" svg:y="0.588cm">
          <draw:image xlink:href="Pictures/20000002000002410000012F6EDE3061.eps" xlink:type="simple" xlink:show="embed" xlink:actuate="onLoad">
            <text:p/>
          </draw:image>
        </draw:frame>
        <draw:frame draw:style-name="gr2" draw:layer="layout" svg:width="0.493cm" svg:height="0.356cm" svg:x="1.158cm" svg:y="3.5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93cm" svg:height="0.356cm" svg:x="1.158cm" svg:y="3.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93cm" svg:height="0.356cm" svg:x="1.158cm" svg:y="2.05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.172cm" svg:height="0.435cm" svg:x="0.479cm" svg:y="4.06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643cm" svg:height="0.444cm" svg:x="7.993cm" svg:y="1.26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482cm" svg:height="0.444cm" svg:x="0.508cm" svg:y="2.66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3" draw:text-style-name="P1" draw:layer="layout" svg:width="0.254cm" svg:height="1.905cm" svg:x="1.016cm" svg:y="2.03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381cm" svg:height="1.27cm" svg:x="7.62cm" svg:y="0.88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2" draw:layer="layout" svg:width="1.247cm" svg:height="0.802cm" svg:x="4.572cm" svg:y="0.214cm">
          <draw:text-box>
            <text:p><text:span text:style-name="T1">حافظہ</text:span></text:p>
          </draw:text-box>
        </draw:frame>
        <draw:frame draw:style-name="gr4" draw:text-style-name="P2" draw:layer="layout" svg:width="1.247cm" svg:height="0.802cm" svg:x="4.572cm" svg:y="2.5cm">
          <draw:text-box>
            <text:p><text:span text:style-name="T1">حافظہ</text:span></text:p>
          </draw:text-box>
        </draw:frame>
        <draw:frame draw:style-name="gr2" draw:layer="layout" svg:width="0.527cm" svg:height="0.356cm" svg:x="7.093cm" svg:y="1.90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527cm" svg:height="0.356cm" svg:x="7.112cm" svg:y="1.54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527cm" svg:height="0.356cm" svg:x="7.093cm" svg:y="1.21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527cm" svg:height="0.356cm" svg:x="7.093cm" svg:y="0.91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4" draw:layer="layout" svg:width="0.858cm" svg:height="0.696cm" svg:x="4.468cm" svg:y="1.905cm">
          <draw:text-box>
            <text:p text:style-name="P3"><text:span text:style-name="T2">مجاز</text:span></text:p>
          </draw:text-box>
        </draw:frame>
        <draw:frame draw:style-name="gr4" draw:text-style-name="P4" draw:layer="layout" svg:width="0.858cm" svg:height="0.696cm" svg:x="4.468cm" svg:y="4.257cm">
          <draw:text-box>
            <text:p text:style-name="P3"><text:span text:style-name="T2">مجاز</text:span></text:p>
          </draw:text-box>
        </draw:frame>
        <draw:frame draw:style-name="gr4" draw:text-style-name="P2" draw:layer="layout" svg:width="2.102cm" svg:height="0.802cm" svg:x="1.643cm" svg:y="0.635cm">
          <draw:text-box>
            <text:p><text:span text:style-name="T1">شناخت کنندہ</text:span></text:p>
          </draw:text-box>
        </draw:frame>
        <draw:frame draw:style-name="gr2" draw:layer="layout" svg:width="0.745cm" svg:height="0.308cm" svg:x="2.303cm" svg:y="0.454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26T16:08:29</dc:date>
    <dc:creator>kkk </dc:creator>
    <meta:generator>LibreOffice/3.3$Linux LibreOffice_project/330m19$Build-401</meta:generator>
    <meta:editing-duration>PT4H25M</meta:editing-duration>
    <meta:editing-cycles>20</meta:editing-cycles>
    <meta:document-statistic meta:object-count="19"/>
  </office:meta>
</office:document-meta>
</file>

<file path=Object 1/content.xml><?xml version="1.0" encoding="utf-8"?>
<math xmlns="http://www.w3.org/1998/Math/MathML">
  <semantics>
    <msub>
      <mi>A</mi>
      <mn>0</mn>
    </msub>
    <annotation encoding="StarMath 5.0">A_0</annotation>
  </semantics>
</math>
</file>

<file path=Object 10/content.xml><?xml version="1.0" encoding="utf-8"?>
<math xmlns="http://www.w3.org/1998/Math/MathML">
  <semantics>
    <msub>
      <mi>D</mi>
      <mn>2</mn>
    </msub>
    <annotation encoding="StarMath 5.0">D_2</annotation>
  </semantics>
</math>
</file>

<file path=Object 11/content.xml><?xml version="1.0" encoding="utf-8"?>
<math xmlns="http://www.w3.org/1998/Math/MathML">
  <semantics>
    <msub>
      <mi>D</mi>
      <mn>3</mn>
    </msub>
    <annotation encoding="StarMath 5.0">D_3</annotation>
  </semantics>
</math>
</file>

<file path=Object 2/content.xml><?xml version="1.0" encoding="utf-8"?>
<math xmlns="http://www.w3.org/1998/Math/MathML">
  <semantics>
    <msub>
      <mi>A</mi>
      <mn>1</mn>
    </msub>
    <annotation encoding="StarMath 5.0">A_1</annotation>
  </semantics>
</math>
</file>

<file path=Object 3/content.xml><?xml version="1.0" encoding="utf-8"?>
<math xmlns="http://www.w3.org/1998/Math/MathML">
  <semantics>
    <msub>
      <mi>A</mi>
      <mn>2</mn>
    </msub>
    <annotation encoding="StarMath 5.0">A_2</annotation>
  </semantics>
</math>
</file>

<file path=Object 4/content.xml><?xml version="1.0" encoding="utf-8"?>
<math xmlns="http://www.w3.org/1998/Math/MathML">
  <semantics>
    <mrow>
      <mn>2</mn>
      <mo stretchy="false">×</mo>
      <mn>4</mn>
    </mrow>
    <annotation encoding="StarMath 5.0">2 times 4</annotation>
  </semantics>
</math>
</file>

<file path=Object 5/content.xml><?xml version="1.0" encoding="utf-8"?>
<math xmlns="http://www.w3.org/1998/Math/MathML">
  <semantics>
    <mrow>
      <mi mathvariant="italic">پڑھ</mi>
      <mo stretchy="false">/</mo>
      <mover accent="true">
        <mi mathvariant="italic">لکھ</mi>
        <mo>¯</mo>
      </mover>
    </mrow>
    <annotation encoding="StarMath 5.0">{پڑھ}/ overline{لکھ}</annotation>
  </semantics>
</math>
</file>

<file path=Object 6/content.xml><?xml version="1.0" encoding="utf-8"?>
<math xmlns="http://www.w3.org/1998/Math/MathML">
  <semantics>
    <mi mathvariant="italic">مواد</mi>
    <annotation encoding="StarMath 5.0">{مواد}</annotation>
  </semantics>
</math>
</file>

<file path=Object 7/content.xml><?xml version="1.0" encoding="utf-8"?>
<math xmlns="http://www.w3.org/1998/Math/MathML">
  <semantics>
    <mi mathvariant="italic">پتہ</mi>
    <annotation encoding="StarMath 5.0">پتہ</annotation>
  </semantics>
</math>
</file>

<file path=Object 8/content.xml><?xml version="1.0" encoding="utf-8"?>
<math xmlns="http://www.w3.org/1998/Math/MathML">
  <semantics>
    <msub>
      <mi>D</mi>
      <mn>0</mn>
    </msub>
    <annotation encoding="StarMath 5.0">D_0</annotation>
  </semantics>
</math>
</file>

<file path=Object 9/content.xml><?xml version="1.0" encoding="utf-8"?>
<math xmlns="http://www.w3.org/1998/Math/MathML">
  <semantics>
    <msub>
      <mi>D</mi>
      <mn>1</mn>
    </msub>
    <annotation encoding="StarMath 5.0">D_1</annotation>
  </semantics>
</math>
</file>